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modifiableListIterator.set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List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ListIterator.add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ListIterator.previous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ListIterator.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ListIterator.nex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ListIterator.decorate( ListIterator itera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nmodifiableList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ListIterator.UnmodifiableListIterator( List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List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ListIterator.has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